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638163A4FD29B282.png" manifest:media-type="image/png"/>
  <manifest:file-entry manifest:full-path="Pictures/100002010000027200000272817275BC349214B2.png" manifest:media-type="image/png"/>
  <manifest:file-entry manifest:full-path="Pictures/10000201000002000000020073A3271977D4C04D.png" manifest:media-type="image/png"/>
  <manifest:file-entry manifest:full-path="Pictures/10000201000000E1000000E1A27776161A61E243.png" manifest:media-type="image/png"/>
  <manifest:file-entry manifest:full-path="Pictures/10000201000000C8000000C8A4CE263EAAA62F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75cm" fo:min-width="3.6cm"/>
    </style:style>
    <style:style style:name="gr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75cm" fo:min-width="3.6cm"/>
    </style:style>
    <style:style style:name="gr3" style:family="graphic" style:parent-style-name="standard">
      <style:graphic-properties svg:stroke-color="#ff420e" draw:fill="none" draw:textarea-horizontal-align="justify" draw:textarea-vertical-align="middle" draw:auto-grow-height="false" fo:min-height="0.35cm" fo:min-width="0.9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2.251cm" fo:min-width="1.326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0.75cm" fo:min-width="1.2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0.75cm" fo:min-width="1.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213cm" fo:min-width="0.78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213cm" fo:min-width="0.6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39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.75cm" fo:min-width="1.1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75cm" fo:min-width="2.09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213cm" fo:min-width="1.517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1.2cm"/>
    </style:style>
    <style:style style:name="gr15" style:family="graphic" style:parent-style-name="standard">
      <style:graphic-properties svg:stroke-color="#ff420e" draw:fill="solid" draw:fill-color="#ffcccc" draw:textarea-horizontal-align="justify" draw:textarea-vertical-align="middle" draw:auto-grow-height="false" fo:min-height="0.35cm" fo:min-width="0.9cm"/>
    </style:style>
    <style:style style:name="gr16" style:family="graphic" style:parent-style-name="standard">
      <style:graphic-properties svg:stroke-color="#ff420e" draw:fill="none" draw:textarea-horizontal-align="justify" draw:textarea-vertical-align="middle" draw:auto-grow-height="false" fo:min-height="0.35cm" fo:min-width="0.3cm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95cm" fo:min-width="2.2cm"/>
    </style:style>
    <style:style style:name="gr19" style:family="graphic" style:parent-style-name="standard">
      <style:graphic-properties draw:fill-color="#4b1f6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314004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.6cm"/>
    </style:style>
    <style:style style:name="gr22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7.8cm"/>
    </style:style>
    <style:style style:name="gr23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05cm" fo:min-width="5.6cm"/>
    </style:style>
    <style:style style:name="gr24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975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1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55cm"/>
    </style:style>
    <style:style style:name="gr28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75cm" fo:min-width="8cm"/>
    </style:style>
    <style:style style:name="gr29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4.65cm" fo:min-width="2.7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51cm" fo:min-width="0.754cm"/>
    </style:style>
    <style:style style:name="gr31" style:family="graphic" style:parent-style-name="standard">
      <style:graphic-properties draw:stroke="none" svg:stroke-color="#000000" draw:fill="none" draw:fill-color="#ffffff" fo:min-height="0.45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1.2cm"/>
    </style:style>
    <style:style style:name="gr34" style:family="graphic" style:parent-style-name="standard">
      <style:graphic-properties svg:stroke-color="#ff420e" draw:fill="none" draw:fill-color="#ffcccc" draw:textarea-horizontal-align="justify" draw:textarea-vertical-align="middle" draw:auto-grow-height="false" fo:min-height="0.35cm" fo:min-width="0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</style:style>
    <style:style style:name="gr36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75cm" fo:min-width="6cm"/>
    </style:style>
    <style:style style:name="gr37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1.2cm"/>
    </style:style>
    <style:style style:name="gr38" style:family="graphic" style:parent-style-name="standard">
      <style:graphic-properties svg:stroke-color="#ff420e" draw:fill="solid" draw:fill-color="#ccff99" draw:textarea-horizontal-align="justify" draw:textarea-vertical-align="middle" draw:auto-grow-height="false" fo:min-height="0.35cm" fo:min-width="0.9cm"/>
    </style:style>
    <style:style style:name="gr39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65cm" fo:min-width="4.101cm"/>
    </style:style>
    <style:style style:name="gr40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55cm" fo:min-width="7.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2.639cm"/>
    </style:style>
    <style:style style:name="gr42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65cm" fo:min-width="1.6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0.75cm" fo:min-width="1.8cm"/>
    </style:style>
    <style:style style:name="gr44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75cm" fo:min-width="4.1cm"/>
    </style:style>
    <style:style style:name="gr45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5.75cm" fo:min-width="1.2cm"/>
    </style:style>
    <style:style style:name="gr46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3.15cm" fo:min-width="3.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9cm"/>
    </style:style>
    <style:style style:name="gr48" style:family="graphic" style:parent-style-name="standard">
      <style:graphic-properties svg:stroke-color="#666666" draw:fill="none" draw:fill-color="#c5000b" draw:textarea-horizontal-align="justify" draw:textarea-vertical-align="middle" draw:auto-grow-height="false" fo:min-height="2.35cm" fo:min-width="4.101cm"/>
    </style:style>
    <style:style style:name="gr49" style:family="graphic" style:parent-style-name="standard">
      <style:graphic-properties draw:fill-color="#ffccff" draw:textarea-horizontal-align="justify" draw:textarea-vertical-align="middle" draw:auto-grow-height="false" fo:min-height="0.6cm" fo:min-width="1.056cm"/>
    </style:style>
    <style:style style:name="P1" style:family="paragraph">
      <loext:graphic-properties draw:fill="none" draw:fill-color="#c5000b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cccc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="solid" draw:fill-color="#ffcccc"/>
      <style:paragraph-properties fo:text-align="center"/>
    </style:style>
    <style:style style:name="P11" style:family="paragraph">
      <loext:graphic-properties draw:fill-color="#83caff"/>
      <style:paragraph-properties fo:text-align="center"/>
    </style:style>
    <style:style style:name="P12" style:family="paragraph">
      <loext:graphic-properties draw:fill-color="#4b1f6f"/>
      <style:paragraph-properties fo:text-align="center"/>
    </style:style>
    <style:style style:name="P13" style:family="paragraph">
      <loext:graphic-properties draw:fill-color="#314004"/>
      <style:paragraph-properties fo:text-align="center"/>
    </style:style>
    <style:style style:name="P14" style:family="paragraph">
      <loext:graphic-properties draw:fill="none" draw:fill-color="#ffcccc"/>
      <style:paragraph-properties fo:text-align="center"/>
    </style:style>
    <style:style style:name="P15" style:family="paragraph">
      <loext:graphic-properties draw:fill="solid" draw:fill-color="#ccff99"/>
      <style:paragraph-properties fo:text-align="center"/>
    </style:style>
    <style:style style:name="P16" style:family="paragraph">
      <loext:graphic-properties draw:fill-color="#ff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4cm" svg:x="10.1cm" svg:y="8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4cm" svg:x="9cm" svg:y="9.2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0.6cm" svg:x="12.3cm" svg:y="15.8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3cm" svg:height="2.5cm" svg:x="9.6cm" svg:y="10.081cm">
          <text:p text:style-name="P4">Poo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xml:id="id19" draw:id="id19" draw:layer="layout" svg:width="1.7cm" svg:height="1cm" svg:x="18.8cm" svg:y="12.181cm">
          <text:p text:style-name="P4">Upp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7" draw:id="id17" draw:layer="layout" svg:width="1.6cm" svg:height="1cm" svg:x="15.9cm" svg:y="12.256cm">
          <text:p text:style-name="P4">Lower</text:p>
          <draw:enhanced-geometry svg:viewBox="0 0 21600 21600" draw:type="rectangle" draw:enhanced-path="M 0 0 L 21600 0 21600 21600 0 21600 0 0 Z N"/>
        </draw:custom-shape>
        <draw:custom-shape draw:style-name="gr7" draw:text-style-name="P7" xml:id="id15" draw:id="id15" draw:layer="layout" svg:width="2.3cm" svg:height="0.825cm" svg:x="18.4cm" svg:y="10.931cm">
          <text:p text:style-name="P4">Upp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7" xml:id="id14" draw:id="id14" draw:layer="layout" svg:width="2.1cm" svg:height="0.825cm" svg:x="15.6cm" svg:y="10.906cm">
          <text:p text:style-name="P4">Low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8" draw:layer="layout" svg:width="3.453cm" svg:height="0.725cm" svg:x="17.947cm" svg:y="8.381cm">
          <draw:text-box>
            <text:p>text_proccess,c</text:p>
          </draw:text-box>
        </draw:frame>
        <draw:custom-shape draw:style-name="gr10" draw:text-style-name="P9" xml:id="id26" draw:id="id26" draw:layer="layout" svg:width="1.6cm" svg:height="1cm" svg:x="4.6cm" svg:y="12.806cm">
          <text:p text:style-name="P4">TX IRQ</text:p>
          <draw:enhanced-geometry svg:viewBox="0 0 21600 21600" draw:type="rectangle" draw:enhanced-path="M 0 0 L 21600 0 21600 21600 0 21600 0 0 Z N"/>
        </draw:custom-shape>
        <draw:custom-shape draw:style-name="gr11" draw:text-style-name="P6" xml:id="id20" draw:id="id20" draw:layer="layout" svg:width="2.599cm" svg:height="1cm" svg:x="22.401cm" svg:y="12.106cm">
          <text:p text:style-name="P4">Performance</text:p>
          <draw:enhanced-geometry svg:viewBox="0 0 21600 21600" draw:type="rectangle" draw:enhanced-path="M 0 0 L 21600 0 21600 21600 0 21600 0 0 Z N"/>
        </draw:custom-shape>
        <draw:custom-shape draw:style-name="gr12" draw:text-style-name="P7" xml:id="id16" draw:id="id16" draw:layer="layout" svg:width="3.599cm" svg:height="0.825cm" svg:x="21.901cm" svg:y="10.856cm">
          <text:p text:style-name="P4">Performanc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8" draw:layer="layout" svg:width="3.5cm" svg:height="0.725cm" svg:x="13.8cm" svg:y="14.481cm">
          <draw:text-box>
            <text:p>Transmission.c</text:p>
          </draw:text-box>
        </draw:frame>
        <draw:custom-shape draw:style-name="gr14" draw:text-style-name="P10" xml:id="id2" draw:id="id2" draw:layer="layout" svg:width="1.7cm" svg:height="0.6cm" svg:x="10.1cm" svg:y="16.106cm"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15" draw:text-style-name="P10" xml:id="id7" draw:id="id7" draw:layer="layout" svg:width="1.4cm" svg:height="0.6cm" svg:x="13.8cm" svg:y="16.106cm">
          <text:p text:style-name="P4">Trailer</text:p>
          <draw:enhanced-geometry svg:viewBox="0 0 21600 21600" draw:type="rectangle" draw:enhanced-path="M 0 0 L 21600 0 21600 21600 0 21600 0 0 Z N"/>
        </draw:custom-shape>
        <draw:custom-shape draw:style-name="gr16" draw:text-style-name="P3" xml:id="id1" draw:id="id1" draw:layer="layout" svg:width="0.8cm" svg:height="0.6cm" svg:x="10.1cm" svg:y="15.106cm">
          <text:p text:style-name="P4">Op</text:p>
          <draw:enhanced-geometry svg:viewBox="0 0 21600 21600" draw:type="rectangle" draw:enhanced-path="M 0 0 L 21600 0 21600 21600 0 21600 0 0 Z N"/>
        </draw:custom-shape>
        <draw:custom-shape draw:style-name="gr16" draw:text-style-name="P3" xml:id="id3" draw:id="id3" draw:layer="layout" svg:width="0.8cm" svg:height="0.6cm" svg:x="11cm" svg:y="15.106cm">
          <text:p text:style-name="P4">Len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0.5cm" svg:y1="15.706cm" svg:x2="10.95cm" svg:y2="16.106cm" draw:start-shape="id1" draw:start-glue-point="2" draw:end-shape="id2" draw:end-glue-point="0" svg:d="M10500 15706c0 300 450 100 450 400" svg:viewBox="0 0 451 401">
          <text:p/>
        </draw:connector>
        <draw:connector draw:style-name="gr17" draw:text-style-name="P3" draw:layer="layout" draw:type="curve" svg:x1="11.4cm" svg:y1="15.706cm" svg:x2="10.95cm" svg:y2="16.106cm" draw:start-shape="id3" draw:start-glue-point="2" draw:end-shape="id2" draw:end-glue-point="0" svg:d="M11400 15706c0 300-450 100-450 400" svg:viewBox="0 0 451 401">
          <text:p/>
        </draw:connector>
        <draw:custom-shape draw:style-name="gr18" draw:text-style-name="P11" draw:layer="layout" svg:width="2.7cm" svg:height="2.2cm" svg:x="12.1cm" svg:y="18.306cm">
          <text:p/>
          <draw:enhanced-geometry svg:viewBox="0 0 21600 21600" draw:glue-points="10800 0 0 10800 10800 21600 21600 10800" draw:text-areas="3100 3100 18500 18500" draw:mirror-horizontal="true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19" draw:text-style-name="P12" xml:id="id4" draw:id="id4" draw:layer="layout" svg:width="0.4cm" svg:height="0.3cm" svg:x="12.5cm" svg:y="18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6" draw:id="id6" draw:layer="layout" svg:width="0.4cm" svg:height="0.3cm" svg:x="13.001cm" svg:y="18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8" draw:id="id8" draw:layer="layout" svg:width="0.4cm" svg:height="0.3cm" svg:x="13.602cm" svg:y="1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4.1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4.202cm" svg:y="1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4.003cm" svg:y="19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3.504cm" svg:y="2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4cm" svg:height="0.3cm" svg:x="12.905cm" svg:y="2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25" draw:id="id25" draw:layer="layout" svg:width="0.4cm" svg:height="0.3cm" svg:x="12.306cm" svg:y="2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10.95cm" svg:y1="16.706cm" svg:x2="12.558cm" svg:y2="18.75cm" draw:start-shape="id2" draw:start-glue-point="2" draw:end-shape="id4" draw:end-glue-point="5" svg:d="M10950 16706c0 1500 1608 478 1608 2044" svg:viewBox="0 0 1609 2045">
          <text:p/>
        </draw:connector>
        <draw:connector draw:style-name="gr17" draw:text-style-name="P3" draw:layer="layout" draw:type="curve" svg:x1="12.8cm" svg:y1="16.706cm" svg:x2="13.201cm" svg:y2="18.407cm" draw:start-shape="id5" draw:start-glue-point="2" draw:end-shape="id6" draw:end-glue-point="4" svg:d="M12800 16706c0 1276 401 426 401 1701" svg:viewBox="0 0 402 1702">
          <text:p/>
        </draw:connector>
        <draw:connector draw:style-name="gr17" draw:text-style-name="P3" draw:layer="layout" draw:type="curve" svg:x1="14.5cm" svg:y1="16.706cm" svg:x2="14.002cm" svg:y2="18.558cm" draw:start-shape="id7" draw:start-glue-point="2" draw:end-shape="id8" draw:end-glue-point="10" svg:d="M14500 16706c0 1276 1 1063 65 1207s190 645-563 645" svg:viewBox="0 0 614 1853">
          <text:p/>
        </draw:connector>
        <draw:connector draw:style-name="gr17" draw:text-style-name="P3" draw:layer="layout" draw:type="curve" svg:x1="11.1cm" svg:y1="12.581cm" svg:x2="10.1cm" svg:y2="16.406cm" draw:start-shape="id9" draw:start-glue-point="8" draw:end-shape="id2" draw:end-glue-point="3" svg:d="M11100 12581c0 2644-751 2202-1189 2498s-562 1327 189 1327" svg:viewBox="0 0 1542 3826">
          <text:p/>
        </draw:connector>
        <draw:connector draw:style-name="gr17" draw:text-style-name="P3" draw:layer="layout" draw:type="curve" svg:x1="14.5cm" svg:y1="16.106cm" svg:x2="11.1cm" svg:y2="12.581cm" draw:start-shape="id7" draw:start-glue-point="0" draw:end-shape="id9" draw:end-glue-point="8" svg:d="M14500 16106c0-2643-3400-881-3400-3525" svg:viewBox="0 0 3401 3526">
          <text:p/>
        </draw:connector>
        <draw:custom-shape draw:style-name="gr15" draw:text-style-name="P10" xml:id="id5" draw:id="id5" draw:layer="layout" svg:width="1.4cm" svg:height="0.6cm" svg:x="12.1cm" svg:y="16.106cm">
          <text:p text:style-name="P4">Data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2.8cm" svg:y1="16.106cm" svg:x2="11.1cm" svg:y2="12.581cm" draw:start-shape="id5" draw:start-glue-point="0" draw:end-shape="id9" svg:d="M12800 16106c0-2643-1700-881-1700-3525" svg:viewBox="0 0 1701 3526">
          <text:p/>
        </draw:connector>
        <draw:custom-shape draw:style-name="gr21" draw:text-style-name="P1" draw:layer="layout" svg:width="7.1cm" svg:height="3cm" svg:x="11cm" svg:y="18.0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18" draw:id="id18" draw:layer="layout" svg:width="8.3cm" svg:height="3cm" svg:x="8.8cm" svg:y="14.50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3cm" svg:height="0.725cm" svg:x="13.9cm" svg:y="20.381cm">
          <draw:text-box>
            <text:p>sapi_circularbuffer.c</text:p>
          </draw:text-box>
        </draw:frame>
        <draw:custom-shape draw:style-name="gr23" draw:text-style-name="P1" draw:layer="layout" svg:width="6.1cm" svg:height="5.3cm" svg:x="15.3cm" svg:y="8.3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2cm" svg:height="5.225cm" svg:x="21.7cm" svg:y="8.30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3.216cm" svg:height="0.725cm" svg:x="22.584cm" svg:y="8.381cm">
          <draw:text-box>
            <text:p>performance,c</text:p>
          </draw:text-box>
        </draw:frame>
        <draw:g xml:id="id11" draw:id="id11">
          <draw:frame draw:style-name="gr26" draw:text-style-name="P4" draw:layer="layout" svg:width="2.4cm" svg:height="2.4cm" svg:x="6.3cm" svg:y="2.506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6.845cm" svg:y="3.406cm">
            <draw:text-box>
              <text:p>FSM</text:p>
            </draw:text-box>
          </draw:frame>
        </draw:g>
        <draw:custom-shape draw:style-name="gr28" draw:text-style-name="P1" draw:layer="layout" svg:width="8.5cm" svg:height="6cm" svg:x="4.6cm" svg:y="1.50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39cm" svg:height="0.725cm" svg:x="5.061cm" svg:y="1.481cm">
          <draw:text-box>
            <text:p>line_parser,c</text:p>
          </draw:text-box>
        </draw:frame>
        <draw:custom-shape draw:style-name="gr10" draw:text-style-name="P9" xml:id="id10" draw:id="id10" draw:layer="layout" svg:width="1.6cm" svg:height="1cm" svg:x="4.6cm" svg:y="10.806cm">
          <text:p text:style-name="P4">RX IRQ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2cm" svg:height="4.9cm" svg:x="3.7cm" svg:y="9.80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39cm" svg:height="0.725cm" svg:x="4.161cm" svg:y="9.881cm">
          <draw:text-box>
            <text:p>sapi_uart,c</text:p>
          </draw:text-box>
        </draw:frame>
        <draw:connector draw:style-name="gr17" draw:text-style-name="P3" draw:layer="layout" draw:type="curve" svg:x1="4.6cm" svg:y1="11.306cm" svg:x2="6.3cm" svg:y2="3.706cm" draw:start-shape="id10" draw:start-glue-point="3" draw:end-shape="id11" draw:end-glue-point="3" svg:d="M4600 11306c-751 0-1601-7600 1700-7600" svg:viewBox="0 0 2388 7601">
          <text:p/>
        </draw:connector>
        <draw:custom-shape draw:style-name="gr15" draw:text-style-name="P10" xml:id="id12" draw:id="id12" draw:layer="layout" svg:width="1.4cm" svg:height="0.6cm" svg:x="9.5cm" svg:y="3.406cm">
          <text:p text:style-name="P4">Data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8.7cm" svg:y1="3.706cm" svg:x2="9.5cm" svg:y2="3.706cm" draw:start-shape="id11" draw:start-glue-point="1" draw:end-shape="id12" draw:end-glue-point="3" svg:d="M8700 3706h800" svg:viewBox="0 0 801 1">
          <text:p/>
        </draw:connector>
        <draw:connector draw:style-name="gr17" draw:text-style-name="P3" draw:layer="layout" draw:type="curve" svg:x1="9.9cm" svg:y1="11.331cm" svg:x2="10.2cm" svg:y2="4.006cm" draw:start-shape="id9" draw:start-glue-point="6" draw:end-shape="id12" draw:end-glue-point="2" svg:d="M9900 11331c-1201 0-1001-2144-626-2836s926 68 926-4489" svg:viewBox="0 0 1216 7326">
          <text:p/>
        </draw:connector>
        <draw:custom-shape draw:style-name="gr30" draw:text-style-name="P3" xml:id="id13" draw:id="id13" draw:layer="layout" svg:width="2.1cm" svg:height="0.8cm" draw:transform="rotate (-1.5707963267949) translate (12.4cm 2.60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31" draw:text-style-name="P8" draw:layer="layout" svg:width="1.3cm" svg:height="0.725cm" svg:x="11.5cm" svg:y="2.006cm">
          <draw:text-box>
            <text:p>Op</text:p>
          </draw:text-box>
        </draw:frame>
        <draw:connector draw:style-name="gr17" draw:text-style-name="P3" draw:layer="layout" draw:type="curve" svg:x1="10.9cm" svg:y1="3.706cm" svg:x2="11.6cm" svg:y2="3.656cm" draw:start-shape="id12" draw:start-glue-point="1" draw:end-shape="id13" draw:end-glue-point="6" svg:d="M10900 3706c525 0 175-50 700-50" svg:viewBox="0 0 701 51">
          <text:p/>
        </draw:connector>
        <draw:connector draw:style-name="gr17" draw:text-style-name="P3" draw:layer="layout" draw:type="curve" svg:x1="7.5cm" svg:y1="2.506cm" svg:x2="12cm" svg:y2="2.816cm" draw:start-shape="id11" draw:start-glue-point="0" draw:end-shape="id13" draw:end-glue-point="5" svg:d="M7500 2506c0-750 4500-905 4500 310" svg:viewBox="0 0 4501 894">
          <text:p/>
        </draw:connector>
        <draw:connector draw:style-name="gr17" draw:text-style-name="P3" draw:layer="layout" draw:type="curve" svg:x1="12.4cm" svg:y1="3.656cm" svg:x2="16.65cm" svg:y2="10.906cm" draw:start-shape="id13" draw:start-glue-point="4" draw:end-shape="id14" draw:end-glue-point="7" svg:d="M12400 3656c2834 0 4250 2416 4250 7250" svg:viewBox="0 0 4251 7251">
          <text:p/>
        </draw:connector>
        <draw:connector draw:style-name="gr17" draw:text-style-name="P3" draw:layer="layout" draw:type="curve" svg:x1="12.4cm" svg:y1="3.656cm" svg:x2="19.55cm" svg:y2="10.931cm" draw:start-shape="id13" draw:start-glue-point="4" draw:end-shape="id15" draw:end-glue-point="7" svg:d="M12400 3656c4767 0 7150 2425 7150 7275" svg:viewBox="0 0 7151 7276">
          <text:p/>
        </draw:connector>
        <draw:connector draw:style-name="gr17" draw:text-style-name="P3" draw:layer="layout" draw:type="curve" svg:x1="12.4cm" svg:y1="3.656cm" svg:x2="23.701cm" svg:y2="10.856cm" draw:start-shape="id13" draw:start-glue-point="4" draw:end-shape="id16" draw:end-glue-point="7" svg:d="M12400 3656c7534 0 11301 2400 11301 7200" svg:viewBox="0 0 11302 7201">
          <text:p/>
        </draw:connector>
        <draw:connector draw:style-name="gr17" draw:text-style-name="P3" draw:layer="layout" draw:type="curve" svg:x1="16.7cm" svg:y1="13.256cm" svg:x2="17.1cm" svg:y2="16.006cm" draw:start-shape="id17" draw:start-glue-point="2" draw:end-shape="id18" draw:end-glue-point="1" svg:d="M16700 13256c0 937 451 781 739 1234s412 1516-339 1516" svg:viewBox="0 0 964 2751">
          <text:p/>
        </draw:connector>
        <draw:connector draw:style-name="gr17" draw:text-style-name="P3" draw:layer="layout" draw:type="curve" svg:x1="19.65cm" svg:y1="13.181cm" svg:x2="17.1cm" svg:y2="16.006cm" draw:start-shape="id19" draw:start-glue-point="2" draw:end-shape="id18" draw:end-glue-point="1" svg:d="M19650 13181c0 1884-850 2825-2550 2825" svg:viewBox="0 0 2551 2826">
          <text:p/>
        </draw:connector>
        <draw:connector draw:style-name="gr17" draw:text-style-name="P3" draw:layer="layout" draw:type="curve" svg:x1="23.7cm" svg:y1="13.106cm" svg:x2="17.1cm" svg:y2="16.006cm" draw:start-shape="id20" draw:start-glue-point="2" draw:end-shape="id18" draw:end-glue-point="1" svg:d="M23700 13106c0 1934-2200 2900-6600 2900" svg:viewBox="0 0 6601 2901">
          <text:p/>
        </draw:connector>
        <draw:connector draw:style-name="gr32" draw:text-style-name="P3" draw:layer="layout" draw:type="curve" svg:x1="16.65cm" svg:y1="11.731cm" svg:x2="16.7cm" svg:y2="12.256cm" draw:start-shape="id14" draw:start-glue-point="5" draw:end-shape="id17" draw:end-glue-point="0" svg:d="M16650 11731c0 394 50 132 50 525" svg:viewBox="0 0 51 526">
          <text:p/>
        </draw:connector>
        <draw:connector draw:style-name="gr32" draw:text-style-name="P3" draw:layer="layout" draw:type="curve" svg:x1="19.55cm" svg:y1="11.756cm" svg:x2="19.65cm" svg:y2="12.181cm" draw:start-shape="id15" draw:start-glue-point="5" draw:end-shape="id19" draw:end-glue-point="0" svg:d="M19550 11756c0 319 100 107 100 425" svg:viewBox="0 0 101 426">
          <text:p/>
        </draw:connector>
        <draw:connector draw:style-name="gr32" draw:text-style-name="P3" draw:layer="layout" draw:type="curve" svg:x1="23.701cm" svg:y1="11.681cm" svg:x2="23.7cm" svg:y2="12.106cm" draw:start-shape="id16" draw:start-glue-point="5" draw:end-shape="id20" draw:end-glue-point="0" svg:d="M23701 11681c0 319-1 107-1 425" svg:viewBox="0 0 2 426">
          <text:p/>
        </draw:connector>
        <draw:custom-shape draw:style-name="gr33" draw:text-style-name="P14" xml:id="id23" draw:id="id23" draw:layer="layout" svg:width="1.7cm" svg:height="0.6cm" svg:x="5.5cm" svg:y="4.906cm"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21" draw:id="id21" draw:layer="layout" svg:width="1.4cm" svg:height="0.6cm" svg:x="5.5cm" svg:y="5.606cm">
          <text:p text:style-name="P4">Trailer</text:p>
          <draw:enhanced-geometry svg:viewBox="0 0 21600 21600" draw:type="rectangle" draw:enhanced-path="M 0 0 L 21600 0 21600 21600 0 21600 0 0 Z N"/>
        </draw:custom-shape>
        <draw:frame draw:style-name="gr26" draw:text-style-name="P4" xml:id="id22" draw:id="id22" draw:layer="layout" svg:width="1.3cm" svg:height="1.56cm" svg:x="7.7cm" svg:y="5.806cm">
          <draw:image xlink:href="Pictures/10000201000000E1000000E1A27776161A61E243.png" xlink:type="simple" xlink:show="embed" xlink:actuate="onLoad">
            <text:p/>
          </draw:image>
        </draw:frame>
        <draw:connector draw:style-name="gr17" draw:text-style-name="P3" draw:layer="layout" draw:type="curve" svg:x1="6.9cm" svg:y1="5.906cm" svg:x2="7.7cm" svg:y2="6.586cm" draw:start-shape="id21" draw:start-glue-point="1" draw:end-shape="id22" draw:end-glue-point="3" svg:d="M6900 5906c601 0 202 680 800 680" svg:viewBox="0 0 801 681">
          <text:p/>
        </draw:connector>
        <draw:connector draw:style-name="gr17" draw:text-style-name="P3" draw:layer="layout" draw:type="curve" svg:x1="7.2cm" svg:y1="5.206cm" svg:x2="8.35cm" svg:y2="5.806cm" draw:start-shape="id23" draw:start-glue-point="1" draw:end-shape="id22" svg:d="M7200 5206c767 0 1150 200 1150 600" svg:viewBox="0 0 1151 601">
          <text:p/>
        </draw:connector>
        <draw:frame draw:style-name="gr35" draw:text-style-name="P8" draw:layer="layout" svg:width="3cm" svg:height="0.725cm" svg:x="10cm" svg:y="9.281cm">
          <draw:text-box>
            <text:p>pool_array,c</text:p>
          </draw:text-box>
        </draw:frame>
        <draw:frame draw:style-name="gr35" draw:text-style-name="P8" draw:layer="layout" svg:width="3cm" svg:height="0.725cm" svg:x="10.8cm" svg:y="8.356cm">
          <draw:text-box>
            <text:p>qf_mem,c</text:p>
          </draw:text-box>
        </draw:frame>
        <draw:custom-shape draw:style-name="gr36" draw:text-style-name="P1" draw:layer="layout" svg:width="6.5cm" svg:height="3cm" svg:x="3.9cm" svg:y="18.00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cm" svg:height="0.725cm" svg:x="7.4cm" svg:y="20.181cm">
          <draw:text-box>
            <text:p>uart_driver.c</text:p>
          </draw:text-box>
        </draw:frame>
        <draw:g xml:id="id24" draw:id="id24">
          <draw:frame draw:style-name="gr26" draw:text-style-name="P4" draw:layer="layout" svg:width="2.4cm" svg:height="2.4cm" svg:x="6.9cm" svg:y="18.006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7.445cm" svg:y="18.906cm">
            <draw:text-box>
              <text:p>FSM</text:p>
            </draw:text-box>
          </draw:frame>
        </draw:g>
        <draw:connector draw:style-name="gr17" draw:text-style-name="P3" draw:layer="layout" draw:type="curve" svg:x1="9.3cm" svg:y1="19.206cm" svg:x2="12.306cm" svg:y2="20.362cm" draw:start-shape="id24" draw:start-glue-point="1" draw:end-shape="id25" draw:end-glue-point="6" svg:d="M9300 19206c2254 0 752 1156 3006 1156" svg:viewBox="0 0 3007 1157">
          <text:p/>
        </draw:connector>
        <draw:connector draw:style-name="gr17" draw:text-style-name="P3" draw:layer="layout" draw:type="curve" svg:x1="8.1cm" svg:y1="18.006cm" svg:x2="5.4cm" svg:y2="13.806cm" draw:start-shape="id24" draw:start-glue-point="0" draw:end-shape="id26" svg:d="M8100 18006c0-3148-2700-1049-2700-4200" svg:viewBox="0 0 2701 4201">
          <text:p/>
        </draw:connector>
        <draw:custom-shape draw:style-name="gr37" draw:text-style-name="P15" draw:layer="layout" svg:width="1.7cm" svg:height="0.6cm" svg:x="10.1cm" svg:y="16.706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.4cm" svg:height="0.6cm" svg:x="12.1cm" svg:y="16.706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.4cm" svg:height="0.6cm" svg:x="13.8cm" svg:y="16.706cm">
          <text:p text:style-name="P4">CBack</text:p>
          <draw:enhanced-geometry svg:viewBox="0 0 21600 21600" draw:type="rectangle" draw:enhanced-path="M 0 0 L 21600 0 21600 21600 0 21600 0 0 Z N"/>
        </draw:custom-shape>
        <draw:custom-shape draw:style-name="gr37" draw:text-style-name="P15" xml:id="id27" draw:id="id27" draw:layer="layout" svg:width="1.7cm" svg:height="0.6cm" svg:x="4.5cm" svg:y="19.706cm">
          <text:p text:style-name="P4">CBack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6.9cm" svg:y1="19.206cm" svg:x2="5.35cm" svg:y2="19.706cm" draw:start-shape="id24" draw:start-glue-point="3" draw:end-shape="id27" svg:d="M6900 19206c-1034 0-1550 166-1550 500" svg:viewBox="0 0 1551 501">
          <text:p/>
        </draw:connector>
        <draw:connector draw:style-name="gr17" draw:text-style-name="P3" draw:layer="layout" draw:type="curve" svg:x1="5.35cm" svg:y1="19.706cm" svg:x2="9.9cm" svg:y2="11.331cm" draw:start-shape="id27" draw:start-glue-point="0" draw:end-shape="id9" draw:end-glue-point="6" svg:d="M5350 19706c0-5584 1516-8375 4550-8375" svg:viewBox="0 0 4551 8376">
          <text:p/>
        </draw:connector>
        <draw:custom-shape draw:style-name="gr39" draw:text-style-name="P1" xml:id="id42" draw:id="id42" draw:layer="layout" svg:width="4.601cm" svg:height="3.9cm" svg:x="21.1cm" svg:y="25.26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896cm" svg:height="0.725cm" svg:x="21.001cm" svg:y="25.439cm">
          <draw:text-box>
            <text:p>fe_modulopulsadores,c</text:p>
          </draw:text-box>
        </draw:frame>
        <draw:g xml:id="id29" draw:id="id29">
          <draw:frame draw:style-name="gr26" draw:text-style-name="P4" draw:layer="layout" svg:width="2.4cm" svg:height="2.4cm" svg:x="22.101cm" svg:y="26.464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22.646cm" svg:y="27.364cm">
            <draw:text-box>
              <text:p>FSM</text:p>
            </draw:text-box>
          </draw:frame>
        </draw:g>
        <draw:custom-shape draw:style-name="gr40" draw:text-style-name="P1" draw:layer="layout" svg:width="7.9cm" svg:height="5.8cm" svg:x="7cm" svg:y="25.206cm">
          <text:p/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3.139cm" svg:height="0.725cm" svg:x="7.9cm" svg:y="25.306cm">
          <draw:text-box>
            <text:p>fe_eventos,c</text:p>
          </draw:text-box>
        </draw:frame>
        <draw:frame draw:style-name="gr26" draw:text-style-name="P4" draw:layer="layout" svg:width="1.509cm" svg:height="1.961cm" svg:x="26.992cm" svg:y="27.503cm">
          <draw:image xlink:href="Pictures/10000201000002000000020073A3271977D4C04D.png" xlink:type="simple" xlink:show="embed" xlink:actuate="onLoad">
            <text:p/>
          </draw:image>
        </draw:frame>
        <draw:frame draw:style-name="gr26" draw:text-style-name="P4" draw:layer="layout" svg:width="1.509cm" svg:height="1.961cm" svg:x="26.993cm" svg:y="26.704cm">
          <draw:image xlink:href="Pictures/10000201000002000000020073A3271977D4C04D.png" xlink:type="simple" xlink:show="embed" xlink:actuate="onLoad">
            <text:p/>
          </draw:image>
        </draw:frame>
        <draw:frame draw:style-name="gr26" draw:text-style-name="P4" draw:layer="layout" svg:width="1.509cm" svg:height="1.961cm" svg:x="26.994cm" svg:y="25.905cm">
          <draw:image xlink:href="Pictures/10000201000002000000020073A3271977D4C04D.png" xlink:type="simple" xlink:show="embed" xlink:actuate="onLoad">
            <text:p/>
          </draw:image>
        </draw:frame>
        <draw:frame draw:style-name="gr26" draw:text-style-name="P4" draw:layer="layout" svg:width="1.509cm" svg:height="1.961cm" svg:x="26.995cm" svg:y="25.106cm">
          <draw:image xlink:href="Pictures/10000201000002000000020073A3271977D4C04D.png" xlink:type="simple" xlink:show="embed" xlink:actuate="onLoad">
            <text:p/>
          </draw:image>
        </draw:frame>
        <draw:custom-shape draw:style-name="gr42" draw:text-style-name="P1" xml:id="id28" draw:id="id28" draw:layer="layout" svg:width="2.1cm" svg:height="3.9cm" svg:x="26.701cm" svg:y="25.303cm">
          <text:p/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26.701cm" svg:y1="27.253cm" svg:x2="24.501cm" svg:y2="27.664cm" draw:start-shape="id28" draw:start-glue-point="3" draw:end-shape="id29" draw:end-glue-point="1" svg:d="M26701 27253c-1650 0-550 411-2200 411" svg:viewBox="0 0 2201 412">
          <text:p/>
        </draw:connector>
        <draw:custom-shape draw:style-name="gr7" draw:text-style-name="P7" xml:id="id31" draw:id="id31" draw:layer="layout" svg:width="2.3cm" svg:height="0.825cm" svg:x="7.1cm" svg:y="28.106cm">
          <text:p text:style-name="P4">alt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xml:id="id32" draw:id="id32" draw:layer="layout" svg:width="2.3cm" svg:height="0.825cm" svg:x="9.399cm" svg:y="28.131cm">
          <text:p text:style-name="P4">medi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xml:id="id33" draw:id="id33" draw:layer="layout" svg:width="2.3cm" svg:height="0.825cm" svg:x="11.7cm" svg:y="28.131cm">
          <text:p text:style-name="P4">baj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xml:id="id30" draw:id="id30" draw:layer="layout" svg:width="2.1cm" svg:height="0.8cm" draw:transform="rotate (1.5707963267949) translate (13.2cm 27.80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3" draw:text-style-name="P6" xml:id="id34" draw:id="id34" draw:layer="layout" svg:width="2.3cm" svg:height="1cm" svg:x="11.9cm" svg:y="29.506cm">
          <text:p text:style-name="P4">Despachar</text:p>
          <text:p text:style-name="P4">baja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139cm" svg:height="0.725cm" svg:x="12.161cm" svg:y="25.206cm">
          <draw:text-box>
            <text:p>prio_modulo</text:p>
          </draw:text-box>
        </draw:frame>
        <draw:connector draw:style-name="gr17" draw:text-style-name="P3" draw:layer="layout" draw:type="curve" svg:x1="13.2cm" svg:y1="26.756cm" svg:x2="8.25cm" svg:y2="28.106cm" draw:start-shape="id30" draw:start-glue-point="4" draw:end-shape="id31" draw:end-glue-point="7" svg:d="M13200 26756c-3300 0-4950 450-4950 1350" svg:viewBox="0 0 4951 1351">
          <text:p/>
        </draw:connector>
        <draw:connector draw:style-name="gr17" draw:text-style-name="P3" draw:layer="layout" draw:type="curve" svg:x1="13.2cm" svg:y1="26.756cm" svg:x2="10.549cm" svg:y2="28.131cm" draw:start-shape="id30" draw:start-glue-point="4" draw:end-shape="id32" draw:end-glue-point="7" svg:d="M13200 26756c-1768 0-2651 458-2651 1375" svg:viewBox="0 0 2652 1376">
          <text:p/>
        </draw:connector>
        <draw:connector draw:style-name="gr17" draw:text-style-name="P3" draw:layer="layout" draw:type="curve" svg:x1="13.2cm" svg:y1="26.756cm" svg:x2="12.85cm" svg:y2="28.131cm" draw:start-shape="id30" draw:start-glue-point="4" draw:end-shape="id33" draw:end-glue-point="7" svg:d="M13200 26756c-234 0-350 458-350 1375" svg:viewBox="0 0 351 1376">
          <text:p/>
        </draw:connector>
        <draw:connector draw:style-name="gr17" draw:text-style-name="P3" draw:layer="layout" draw:type="curve" svg:x1="12.85cm" svg:y1="28.956cm" svg:x2="13.05cm" svg:y2="29.506cm" draw:start-shape="id33" draw:start-glue-point="5" draw:end-shape="id34" draw:end-glue-point="0" svg:d="M12850 28956c0 412 200 138 200 550" svg:viewBox="0 0 201 551">
          <text:p/>
        </draw:connector>
        <draw:custom-shape draw:style-name="gr44" draw:text-style-name="P1" xml:id="id45" draw:id="id45" draw:layer="layout" svg:width="4.6cm" svg:height="4cm" svg:x="10.8cm" svg:y="33.006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37" draw:id="id37" draw:layer="layout" svg:width="4.685cm" svg:height="0.725cm" svg:x="10.8cm" svg:y="33.081cm">
          <draw:text-box>
            <text:p>fe_modulobroadcast,c</text:p>
          </draw:text-box>
        </draw:frame>
        <draw:g xml:id="id36" draw:id="id36">
          <draw:frame draw:style-name="gr26" draw:text-style-name="P4" draw:layer="layout" svg:width="2.4cm" svg:height="2.4cm" svg:x="11.9cm" svg:y="34.206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12.445cm" svg:y="35.106cm">
            <draw:text-box>
              <text:p>FSM</text:p>
            </draw:text-box>
          </draw:frame>
        </draw:g>
        <draw:frame draw:style-name="gr26" draw:text-style-name="P4" draw:layer="layout" svg:width="1.6cm" svg:height="1.6cm" svg:x="16.7cm" svg:y="34.115cm">
          <draw:image xlink:href="Pictures/10000201000000C8000000C8A4CE263EAAA62FFD.png" xlink:type="simple" xlink:show="embed" xlink:actuate="onLoad">
            <text:p/>
          </draw:image>
        </draw:frame>
        <draw:frame draw:style-name="gr26" draw:text-style-name="P4" draw:layer="layout" svg:width="1.6cm" svg:height="1.6cm" svg:x="16.7cm" svg:y="32.615cm">
          <draw:image xlink:href="Pictures/10000201000000C8000000C8A4CE263EAAA62FFD.png" xlink:type="simple" xlink:show="embed" xlink:actuate="onLoad">
            <text:p/>
          </draw:image>
        </draw:frame>
        <draw:frame draw:style-name="gr26" draw:text-style-name="P4" draw:layer="layout" svg:width="1.6cm" svg:height="1.6cm" svg:x="16.7cm" svg:y="35.415cm">
          <draw:image xlink:href="Pictures/10000201000000C8000000C8A4CE263EAAA62FFD.png" xlink:type="simple" xlink:show="embed" xlink:actuate="onLoad">
            <text:p/>
          </draw:image>
        </draw:frame>
        <draw:frame draw:style-name="gr26" draw:text-style-name="P4" draw:layer="layout" svg:width="1.6cm" svg:height="1.6cm" svg:x="16.7cm" svg:y="36.815cm">
          <draw:image xlink:href="Pictures/10000201000000C8000000C8A4CE263EAAA62FFD.png" xlink:type="simple" xlink:show="embed" xlink:actuate="onLoad">
            <text:p/>
          </draw:image>
        </draw:frame>
        <draw:custom-shape draw:style-name="gr42" draw:text-style-name="P1" draw:layer="layout" svg:width="2.1cm" svg:height="3.9cm" svg:x="26.701cm" svg:y="25.3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xml:id="id35" draw:id="id35" draw:layer="layout" svg:width="1.7cm" svg:height="6cm" svg:x="16.7cm" svg:y="32.706cm">
          <text:p/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curve" svg:x1="16.7cm" svg:y1="35.706cm" svg:x2="14.3cm" svg:y2="35.406cm" draw:start-shape="id35" draw:end-shape="id36" draw:end-glue-point="1" svg:d="M16700 35706c-1800 0-600-300-2400-300" svg:viewBox="0 0 2401 301">
          <text:p/>
        </draw:connector>
        <draw:connector draw:style-name="gr17" draw:text-style-name="P3" draw:layer="layout" draw:type="curve" svg:x1="13.05cm" svg:y1="30.506cm" svg:x2="13.142cm" svg:y2="33.081cm" draw:start-shape="id34" draw:start-glue-point="2" draw:end-shape="id37" draw:end-glue-point="0" svg:d="M13050 30506c0 1932 92 645 92 2575" svg:viewBox="0 0 93 2576">
          <text:p/>
        </draw:connector>
        <draw:custom-shape draw:style-name="gr46" draw:text-style-name="P1" draw:layer="layout" svg:width="3.9cm" svg:height="3.4cm" svg:x="16.2cm" svg:y="25.206cm">
          <text:p/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3.901cm" svg:height="0.725cm" svg:x="16.2cm" svg:y="25.206cm">
          <draw:text-box>
            <text:p>fe_TimerService,c</text:p>
          </draw:text-box>
        </draw:frame>
        <draw:frame draw:style-name="gr26" draw:text-style-name="P4" xml:id="id38" draw:id="id38" draw:layer="layout" svg:width="2.576cm" svg:height="2.576cm" svg:x="16.699cm" svg:y="25.83cm">
          <draw:image xlink:href="Pictures/100002010000027200000272817275BC349214B2.png" xlink:type="simple" xlink:show="embed" xlink:actuate="onLoad">
            <text:p/>
          </draw:image>
        </draw:frame>
        <draw:connector draw:style-name="gr17" draw:text-style-name="P3" draw:layer="layout" draw:type="curve" svg:x1="22.101cm" svg:y1="27.664cm" svg:x2="19.275cm" svg:y2="27.118cm" draw:start-shape="id29" draw:end-shape="id38" svg:d="M22101 27664c-2119 0-707-546-2826-546" svg:viewBox="0 0 2827 547">
          <text:p/>
        </draw:connector>
        <draw:connector draw:style-name="gr17" draw:text-style-name="P3" draw:layer="layout" draw:type="curve" svg:x1="16.699cm" svg:y1="27.118cm" svg:x2="14cm" svg:y2="26.756cm" draw:start-shape="id38" draw:end-shape="id30" draw:end-glue-point="6" svg:d="M16699 27118c-2022 0-673-362-2699-362" svg:viewBox="0 0 2700 363">
          <text:p/>
        </draw:connector>
        <draw:custom-shape draw:style-name="gr39" draw:text-style-name="P1" xml:id="id44" draw:id="id44" draw:layer="layout" svg:width="4.601cm" svg:height="3.9cm" svg:x="5.184cm" svg:y="32.906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39" draw:id="id39" draw:layer="layout" svg:width="4.515cm" svg:height="0.725cm" svg:x="5.285cm" svg:y="32.981cm">
          <draw:text-box>
            <text:p>fe_modulomedicion,c</text:p>
          </draw:text-box>
        </draw:frame>
        <draw:g xml:id="id40" draw:id="id40">
          <draw:frame draw:style-name="gr26" draw:text-style-name="P4" draw:layer="layout" svg:width="2.4cm" svg:height="2.4cm" svg:x="6.185cm" svg:y="34.106cm">
            <draw:image xlink:href="Pictures/100002010000006400000064638163A4FD29B282.png" xlink:type="simple" xlink:show="embed" xlink:actuate="onLoad">
              <text:p/>
            </draw:image>
          </draw:frame>
          <draw:frame draw:style-name="gr27" draw:text-style-name="P8" draw:layer="layout" svg:width="1.6cm" svg:height="0.8cm" svg:x="6.73cm" svg:y="35.006cm">
            <draw:text-box>
              <text:p>FSM</text:p>
            </draw:text-box>
          </draw:frame>
        </draw:g>
        <draw:connector draw:style-name="gr17" draw:text-style-name="P3" draw:layer="layout" draw:type="curve" draw:line-skew="0.712cm 2.409cm" svg:x1="13.05cm" svg:y1="30.506cm" svg:x2="22.101cm" svg:y2="27.664cm" draw:start-shape="id34" draw:start-glue-point="2" draw:end-shape="id29" draw:end-glue-point="3" svg:d="M13050 30506c0 1819 3755 1516 5440 351s1300-3193 3611-3193" svg:viewBox="0 0 9052 4138">
          <text:p/>
        </draw:connector>
        <draw:connector draw:style-name="gr17" draw:text-style-name="P3" draw:layer="layout" draw:type="curve" draw:line-skew="-1.97cm -3.674cm" svg:x1="23.301cm" svg:y1="26.464cm" svg:x2="14cm" svg:y2="26.756cm" draw:start-shape="id29" draw:start-glue-point="0" draw:end-shape="id30" draw:end-glue-point="6" svg:d="M23301 26464c0-3705-4461-3088-6645-2089s-2089 2381-2656 2381" svg:viewBox="0 0 9302 3147">
          <text:p/>
        </draw:connector>
        <draw:connector draw:style-name="gr17" draw:text-style-name="P3" draw:layer="layout" draw:type="curve" svg:x1="13.05cm" svg:y1="30.506cm" svg:x2="7.542cm" svg:y2="32.981cm" draw:start-shape="id34" draw:start-glue-point="2" draw:end-shape="id39" draw:end-glue-point="0" svg:d="M13050 30506c0 1857-5508 620-5508 2475" svg:viewBox="0 0 5509 2476">
          <text:p/>
        </draw:connector>
        <draw:frame draw:style-name="gr47" draw:text-style-name="P8" draw:layer="layout" svg:width="2.2cm" svg:height="0.725cm" svg:x="19.161cm" svg:y="22.506cm">
          <draw:text-box>
            <text:p>medicion</text:p>
          </draw:text-box>
        </draw:frame>
        <draw:frame draw:style-name="gr47" draw:text-style-name="P8" draw:layer="layout" svg:width="2.369cm" svg:height="0.725cm" svg:x="18.5cm" svg:y="23.706cm">
          <draw:text-box>
            <text:p>broadcast</text:p>
          </draw:text-box>
        </draw:frame>
        <draw:connector draw:style-name="gr17" draw:text-style-name="P3" draw:layer="layout" draw:type="curve" draw:line-skew="-2.37cm -3.673cm" svg:x1="23.301cm" svg:y1="26.464cm" svg:x2="14cm" svg:y2="26.756cm" draw:start-shape="id29" draw:start-glue-point="0" draw:end-shape="id30" draw:end-glue-point="6" svg:d="M23301 26464c0-4305-4461-3588-6645-2439s-2088 2731-2656 2731" svg:viewBox="0 0 9302 3611">
          <text:p/>
        </draw:connector>
        <draw:connector draw:style-name="gr17" draw:text-style-name="P3" draw:layer="layout" draw:type="curve" draw:line-skew="-4.181cm" svg:x1="6.185cm" svg:y1="35.306cm" svg:x2="8.8cm" svg:y2="16.006cm" draw:start-shape="id40" draw:start-glue-point="3" draw:end-shape="id18" draw:end-glue-point="3" svg:d="M6185 35306c-7021 0-8329-19300 2615-19300" svg:viewBox="0 0 8054 19301">
          <text:p/>
        </draw:connector>
        <draw:custom-shape draw:style-name="gr48" draw:text-style-name="P1" xml:id="id43" draw:id="id43" draw:layer="layout" svg:width="4.601cm" svg:height="2.6cm" svg:x="22.999cm" svg:y="34.5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41" draw:id="id41" draw:layer="layout" svg:width="3.139cm" svg:height="0.725cm" svg:x="23.3cm" svg:y="34.5cm">
          <draw:text-box>
            <text:p>modulos,c</text:p>
          </draw:text-box>
        </draw:frame>
        <draw:connector draw:style-name="gr17" draw:text-style-name="P3" draw:layer="layout" draw:type="curve" svg:x1="24.869cm" svg:y1="34.5cm" svg:x2="23.4cm" svg:y2="29.164cm" draw:start-shape="id41" draw:end-shape="id42" draw:end-glue-point="2" svg:d="M24869 34500c0-4000-1469-1333-1469-5336" svg:viewBox="0 0 1470 5337">
          <text:p/>
        </draw:connector>
        <draw:connector draw:style-name="gr17" draw:text-style-name="P3" draw:layer="layout" draw:type="curve" draw:line-skew="1.576cm" svg:x1="25.299cm" svg:y1="37.1cm" svg:x2="7.484cm" svg:y2="36.806cm" draw:start-shape="id43" draw:end-shape="id44" draw:end-glue-point="2" svg:d="M25299 37100c0 3115-17815 3262-17815-294" svg:viewBox="0 0 17816 2650">
          <text:p/>
        </draw:connector>
        <draw:connector draw:style-name="gr17" draw:text-style-name="P3" draw:layer="layout" draw:type="curve" draw:line-skew="1.426cm" svg:x1="25.299cm" svg:y1="37.1cm" svg:x2="13.1cm" svg:y2="37.006cm" draw:start-shape="id43" draw:start-glue-point="2" draw:end-shape="id45" draw:end-glue-point="2" svg:d="M25299 37100c0 2890-12199 2937-12199-94" svg:viewBox="0 0 12200 2268">
          <text:p/>
        </draw:connector>
        <draw:custom-shape draw:style-name="gr49" draw:text-style-name="P16" draw:layer="layout" svg:width="2.2cm" svg:height="1.2cm" svg:x="24.1cm" svg:y="35.4cm">
          <text:p text:style-name="P4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1:46:40.296267940</meta:creation-date>
    <dc:date>2018-10-16T14:47:30.578520511</dc:date>
    <meta:editing-duration>PT9H17M8S</meta:editing-duration>
    <meta:editing-cycles>12</meta:editing-cycles>
    <meta:generator>LibreOffice/5.2.7.2$Linux_X86_64 LibreOffice_project/20m0$Build-2</meta:generator>
    <meta:document-statistic meta:object-count="146"/>
  </office:meta>
</office:document-meta>
</file>